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05583825C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text:line-break/>L'opticien remet l'original au patient et la copie au organismes sociaux<text:line-break/><text:span text:style-name="T2">(En cas de perte seul un duplicata pourra être remis)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4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BIFOCAUX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4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9" office:value-type="string">
            <text:p text:style-name="P4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4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4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4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10.557cm" svg:y="0.582cm" svg:width="5.676cm" svg:height="1.813cm" draw:z-index="0"><draw:image xlink:href="Pictures/100002010000010A0000005583825C5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7-08-03T03:47:52.815110976</dc:date>
    <meta:editing-duration>PT4H43M15S</meta:editing-duration>
    <meta:editing-cycles>128</meta:editing-cycles>
    <meta:generator>LibreOffice/4.3.3.2$Linux_X86_64 LibreOffice_project/430m0$Build-2</meta:generator>
    <dc:creator>Laurent FRANCOIS</dc:creator>
    <meta:document-statistic meta:table-count="2" meta:image-count="1" meta:object-count="0" meta:page-count="2" meta:paragraph-count="44" meta:word-count="388" meta:character-count="1664" meta:non-whitespace-character-count="1508"/>
  </office:meta>
</office:document-meta>
</file>